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SimSun" svg:font-family="SimSun, ËÎÌå"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00%"/>
      <style:text-properties fo:color="#000000" style:font-name="Times New Roman" fo:font-size="12pt" style:font-size-asian="12pt" style:font-size-complex="12pt" style:font-weight-complex="bold"/>
    </style:style>
    <style:style style:name="P2" style:family="paragraph" style:parent-style-name="Standard">
      <style:paragraph-properties fo:margin-top="0in" fo:margin-bottom="0in" fo:line-height="100%"/>
      <style:text-properties fo:color="#000000" style:font-name="Times New Roman" fo:font-size="13.5pt" fo:font-weight="bold" style:font-size-asian="13.5pt" style:font-weight-asian="bold" style:font-size-complex="13.5pt" style:font-weight-complex="bold"/>
    </style:style>
    <style:style style:name="P3" style:family="paragraph" style:parent-style-name="Standard">
      <style:paragraph-properties fo:margin-left="0.5in" fo:margin-right="0in" fo:margin-top="0in" fo:margin-bottom="0in" fo:line-height="100%" fo:text-indent="0in" style:auto-text-indent="false"/>
      <style:text-properties fo:color="#000000" style:font-name="Times New Roman" fo:font-size="12pt" style:font-size-asian="12pt" style:font-size-complex="12pt" style:font-weight-complex="bold"/>
    </style:style>
    <style:style style:name="P4" style:family="paragraph" style:parent-style-name="List_20_Paragraph">
      <style:paragraph-properties fo:margin-left="0in" fo:margin-right="0in" fo:margin-top="0.1945in" fo:margin-bottom="0.1945in" fo:line-height="100%" fo:text-indent="0in" style:auto-text-indent="false"/>
      <style:text-properties fo:color="#000000" style:font-name="Times New Roman" fo:font-size="13.5pt" style:font-size-asian="13.5pt" style:font-size-complex="13.5pt" style:font-weight-complex="bold"/>
    </style:style>
    <style:style style:name="P5" style:family="paragraph" style:parent-style-name="Standard" style:master-page-name="Standard">
      <style:paragraph-properties fo:margin-top="0in" fo:margin-bottom="0.1945in" fo:line-height="100%" style:page-number="auto"/>
      <style:text-properties fo:color="#000000" style:font-name="Times New Roman" fo:font-size="13.5pt" fo:font-weight="bold" style:font-size-asian="13.5pt" style:font-weight-asian="bold" style:font-size-complex="13.5pt" style:font-weight-complex="bold"/>
    </style:style>
    <style:style style:name="P6" style:family="paragraph" style:parent-style-name="List_20_Paragraph" style:list-style-name="WW8Num1">
      <style:paragraph-properties fo:margin-top="0.1945in" fo:margin-bottom="0.1945in" fo:line-height="100%"/>
      <style:text-properties fo:color="#000000" style:font-name="Times New Roman" fo:font-size="13.5pt" style:font-size-asian="13.5pt" style:font-size-complex="13.5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eeting Minutes – Rhinodog studios – Super Eastgate</text:p>
      <text:p text:style-name="P1">When and Where</text:p>
      <text:p text:style-name="P3">Date: <text:tab/>2/11/10</text:p>
      <text:p text:style-name="P3">Time:<text:tab/>10:07pm</text:p>
      <text:p text:style-name="P3">Room: St Thomas A6</text:p>
      <text:p text:style-name="P3"/>
      <text:p text:style-name="P1">Role </text:p>
      <text:p text:style-name="P3">Primary facilitator: Mike</text:p>
      <text:p text:style-name="P3">Timekeeper:<text:tab/>Tony</text:p>
      <text:p text:style-name="P3">Minute Take:<text:tab/>Tony</text:p>
      <text:p text:style-name="P3">Attending: <text:tab/>Mike, Tony, Jon, Ryan</text:p>
      <text:list xml:id="list1462334788" text:style-name="WW8Num1">
        <text:list-item>
          <text:p text:style-name="P6">Objective<text:line-break/>Discussion of progress of different parts of the program.</text:p>
        </text:list-item>
        <text:list-item>
          <text:p text:style-name="P6">Status (include the reference to related documents)<text:line-break/></text:p>
        </text:list-item>
        <text:list-item>
          <text:p text:style-name="P6">Discussion<text:line-break/><text:line-break/>Jon has been working on openAL development. Was able to get openAL classes working, and from there was going to put up a library to use on the SVN. From here, he plans to have a working example of sound (background music and sound effects for different key presses and actions) by the end of next week. Discussion of how to implement sound in conjunction with the other processes for the game. How to implement sound in openAL, whether to have a different method for each sound, or a generic “playSound” utility. We decided to use an enum to play the different sounds. Until sounds are implemented, we cannot design a suitable method to do sound. <text:line-break/><text:line-break/>Gravity and collision detection. Vertical gravity and collision detection are working and need more work for horizontal collision detection. Block templates are being made for the different art for the game. </text:p>
          <text:p text:style-name="P6">Design documentation is also on the way and is expected by Friday night at the latest.<text:line-break/> </text:p>
          <text:p text:style-name="P6">Wrap up</text:p>
        </text:list-item>
      </text:list>
      <text:p text:style-name="P4"><text:tab/>Ryan <text:tab/>– basic framework for game by end of next week.</text:p>
      <text:p text:style-name="P4"><text:soft-page-break/><text:tab/>Jon <text:tab/>- openAL framework done by Monday</text:p>
      <text:p text:style-name="P4"><text:tab/>Mike <text:tab/>- Land blocks / question blocks / art etc by Wednesday</text:p>
      <text:p text:style-name="P4"><text:tab/>Tony <text:tab/>-Design docs and story / art design done by Friday and Monday <text:tab/><text:tab/>respectively</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SimSun" svg:font-family="SimSun, ËÎÌå"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SimSu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complex="Times New Roman"/>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0"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Meeting Minutes – Rhinodog studios – Super Eastgate</dc:title>
    <meta:initial-creator>Michael LoVerme</meta:initial-creator>
    <meta:creation-date>2010-02-03T01:18:00</meta:creation-date>
    <dc:date>2010-02-11T22:25:51</dc:date>
    <meta:editing-cycles>6</meta:editing-cycles>
    <meta:editing-duration>PT00H48M46S</meta:editing-duration>
    <meta:generator>OpenOffice.org/3.0$Linux OpenOffice.org_project/300m15$Build-9379</meta:generator>
    <dc:creator>Antonio</dc:creator>
    <meta:document-statistic meta:table-count="0" meta:image-count="0" meta:object-count="0" meta:page-count="2" meta:paragraph-count="19" meta:word-count="264" meta:character-count="1532"/>
    <meta:user-defined meta:name="Info 1"/>
    <meta:user-defined meta:name="Info 2"/>
    <meta:user-defined meta:name="Info 3"/>
    <meta:user-defined meta:name="Info 4"/>
  </office:meta>
</office:document-meta>
</file>